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Standard"/>
      <text:p text:style-name="rTitle">ZEUGNIS</text:p>
      <text:p text:style-name="rSubtitle">Maßstab <text:span text:style-name="T1">Gymnasium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28029808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2015 – 201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Carsten Friedrich Christianse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5.05.1998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Hannove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01.08.2005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Freie Michaelsch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8233680">
          <table:table-cell table:style-name="Table4.A1" table:number-columns-spanned="2" office:value-type="string">
            <text:p text:style-name="Report">Zeugnis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11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2015 – 2016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28237328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Carsten Friedrich Christianse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Eurythmie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Buchbinden</text:p>
          </table:table-cell>
          <table:table-cell table:style-name="Table5.B1" office:value-type="string">
            <text:p text:style-name="Grade">gut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Kunstgeschichte</text:p>
          </table:table-cell>
          <table:table-cell table:style-name="Table5.B1" office:value-type="string">
            <text:p text:style-name="Grade">befriedigend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Malen</text:p>
          </table:table-cell>
          <table:table-cell table:style-name="Table5.B1" office:value-type="string">
            <text:p text:style-name="Grade">sehr gut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Plastizieren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/></draw:frame><text:p text:style-name="rText">Durch Konferenzbeschluss vom 06.06.2016 in die Qualifikationsphase versetzt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28242336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28380256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0.3.1$Linux_X86_64 LibreOffice_project/d7547858d014d4cf69878db179d326fc3483e082</meta:generator>
    <meta:editing-duration>PT49M57S</meta:editing-duration>
    <meta:editing-cycles>19</meta:editing-cycles>
    <dc:date>2021-01-16T09:21:42.423567900</dc:date>
    <dc:subject>Vorlage für allgemeine Notenzeugnisse im Bereich Sek. I</dc:subject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